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8-0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3-04-0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12-1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8-1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0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0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8012" calcext:value-type="float">
            <text:p>23.71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9512516129" calcext:value-type="float">
            <text:p>23.9495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9639483871" calcext:value-type="float">
            <text:p>24.1296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46944516129" calcext:value-type="float">
            <text:p>24.114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2100645161" calcext:value-type="float">
            <text:p>23.9262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57608" calcext:value-type="float">
            <text:p>24.09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8903225807" calcext:value-type="float">
            <text:p>24.243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5271" calcext:value-type="float">
            <text:p>23.8852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9752" calcext:value-type="float">
            <text:p>23.82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6810322581" calcext:value-type="float">
            <text:p>24.1916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1968" calcext:value-type="float">
            <text:p>24.15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243475" calcext:value-type="float">
            <text:p>24.0524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50965517241" calcext:value-type="float">
            <text:p>24.3550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62381935484" calcext:value-type="float">
            <text:p>24.4462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74294193548" calcext:value-type="float">
            <text:p>24.5874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29527741935" calcext:value-type="float">
            <text:p>24.63295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8296774193" calcext:value-type="float">
            <text:p>24.5698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69112" calcext:value-type="float">
            <text:p>24.20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8908" calcext:value-type="float">
            <text:p>24.02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61714285714" calcext:value-type="float">
            <text:p>23.796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15845714286" calcext:value-type="float">
            <text:p>23.7815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50415483871" calcext:value-type="float">
            <text:p>24.0650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843675" calcext:value-type="float">
            <text:p>24.0684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1128" calcext:value-type="float">
            <text:p>24.0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4307096774" calcext:value-type="float">
            <text:p>23.7374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0912" calcext:value-type="float">
            <text:p>23.99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11525" calcext:value-type="float">
            <text:p>24.461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7648516129" calcext:value-type="float">
            <text:p>25.0376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2332" calcext:value-type="float">
            <text:p>25.26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51272258064" calcext:value-type="float">
            <text:p>24.7751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729475" calcext:value-type="float">
            <text:p>24.8372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69445714286" calcext:value-type="float">
            <text:p>24.7569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72495483871" calcext:value-type="float">
            <text:p>24.967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49485" calcext:value-type="float">
            <text:p>25.1149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5472" calcext:value-type="float">
            <text:p>24.85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056325" calcext:value-type="float">
            <text:p>25.0805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21891612903" calcext:value-type="float">
            <text:p>24.7421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27352" calcext:value-type="float">
            <text:p>24.32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9408516129" calcext:value-type="float">
            <text:p>23.8794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20232258064" calcext:value-type="float">
            <text:p>23.5620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21501935484" calcext:value-type="float">
            <text:p>23.742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43404137931" calcext:value-type="float">
            <text:p>23.74434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27512258064" calcext:value-type="float">
            <text:p>24.05275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2545" calcext:value-type="float">
            <text:p>24.1342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09576" calcext:value-type="float">
            <text:p>24.12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0237419355" calcext:value-type="float">
            <text:p>23.9840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97985454545" calcext:value-type="float">
            <text:p>23.94979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963648" calcext:value-type="float">
            <text:p>24.279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2824" calcext:value-type="float">
            <text:p>24.02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1667096774" calcext:value-type="float">
            <text:p>23.5301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08381935484" calcext:value-type="float">
            <text:p>23.1508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4296774194" calcext:value-type="float">
            <text:p>22.893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1252" calcext:value-type="float">
            <text:p>22.97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24049230769" calcext:value-type="float">
            <text:p>23.872404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9896" calcext:value-type="float">
            <text:p>23.86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2823225806" calcext:value-type="float">
            <text:p>23.5702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15602580645" calcext:value-type="float">
            <text:p>23.7415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69375" calcext:value-type="float">
            <text:p>23.8386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27003870968" calcext:value-type="float">
            <text:p>23.2527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3968" calcext:value-type="float">
            <text:p>22.70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9715" calcext:value-type="float">
            <text:p>21.8699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8048" calcext:value-type="float">
            <text:p>22.2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57525" calcext:value-type="float">
            <text:p>23.165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8524137931" calcext:value-type="float">
            <text:p>23.6498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01024516129" calcext:value-type="float">
            <text:p>23.950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1026" calcext:value-type="float">
            <text:p>24.211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11432258064" calcext:value-type="float">
            <text:p>24.1411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58978064516" calcext:value-type="float">
            <text:p>23.8858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57368" calcext:value-type="float">
            <text:p>23.3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5416774194" calcext:value-type="float">
            <text:p>23.4085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811475" calcext:value-type="float">
            <text:p>23.7781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01928" calcext:value-type="float">
            <text:p>24.25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3037419355" calcext:value-type="float">
            <text:p>23.9383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5376" calcext:value-type="float">
            <text:p>23.9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884775" calcext:value-type="float">
            <text:p>24.3088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94682857143" calcext:value-type="float">
            <text:p>24.9194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46585806452" calcext:value-type="float">
            <text:p>24.8846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1159483871" calcext:value-type="float">
            <text:p>24.8611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0983225806" calcext:value-type="float">
            <text:p>24.7650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27331612903" calcext:value-type="float">
            <text:p>24.5227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81984" calcext:value-type="float">
            <text:p>24.49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18363870968" calcext:value-type="float">
            <text:p>24.7218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9089032258" calcext:value-type="float">
            <text:p>24.5769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05504516129" calcext:value-type="float">
            <text:p>26.0105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02781935484" calcext:value-type="float">
            <text:p>26.2902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9874285714" calcext:value-type="float">
            <text:p>26.1339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3396" calcext:value-type="float">
            <text:p>24.12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2164" calcext:value-type="float">
            <text:p>24.17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4652" calcext:value-type="float">
            <text:p>23.50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5188" calcext:value-type="float">
            <text:p>24.74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842" calcext:value-type="float">
            <text:p>25.45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3244" calcext:value-type="float">
            <text:p>25.19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6484" calcext:value-type="float">
            <text:p>24.44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7716" calcext:value-type="float">
            <text:p>24.39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0196" calcext:value-type="float">
            <text:p>25.19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5812" calcext:value-type="float">
            <text:p>25.16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6490322581" calcext:value-type="float">
            <text:p>25.078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87935483871" calcext:value-type="float">
            <text:p>25.128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33825" calcext:value-type="float">
            <text:p>25.1853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6255" calcext:value-type="float">
            <text:p>25.1976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97651612903" calcext:value-type="float">
            <text:p>25.159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597125" calcext:value-type="float">
            <text:p>24.9159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24030967742" calcext:value-type="float">
            <text:p>24.7824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384825" calcext:value-type="float">
            <text:p>24.6938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21340689655" calcext:value-type="float">
            <text:p>24.64213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45915" calcext:value-type="float">
            <text:p>24.5445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553775" calcext:value-type="float">
            <text:p>24.4955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97894193548" calcext:value-type="float">
            <text:p>24.4197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8181" calcext:value-type="float">
            <text:p>24.308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3269677419" calcext:value-type="float">
            <text:p>24.2593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946675" calcext:value-type="float">
            <text:p>24.6894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54763636364" calcext:value-type="float">
            <text:p>24.5354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7048" calcext:value-type="float">
            <text:p>24.15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2876" calcext:value-type="float">
            <text:p>23.77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35734193548" calcext:value-type="float">
            <text:p>23.4535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58365" calcext:value-type="float">
            <text:p>23.0758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4896" calcext:value-type="float">
            <text:p>23.9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474575" calcext:value-type="float">
            <text:p>24.2547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59815" calcext:value-type="float">
            <text:p>24.2359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1940645161" calcext:value-type="float">
            <text:p>24.1791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805075" calcext:value-type="float">
            <text:p>24.028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3399483871" calcext:value-type="float">
            <text:p>23.7333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381475" calcext:value-type="float">
            <text:p>23.6638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8566" calcext:value-type="float">
            <text:p>23.57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36487741935" calcext:value-type="float">
            <text:p>23.3436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661" calcext:value-type="float">
            <text:p>22.814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30668387097" calcext:value-type="float">
            <text:p>21.8830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77375" calcext:value-type="float">
            <text:p>21.8117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9062068966" calcext:value-type="float">
            <text:p>22.3329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03425" calcext:value-type="float">
            <text:p>23.1340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928025" calcext:value-type="float">
            <text:p>23.9592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06224516129" calcext:value-type="float">
            <text:p>24.3006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6035" calcext:value-type="float">
            <text:p>24.2596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91362580645" calcext:value-type="float">
            <text:p>24.159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0734" calcext:value-type="float">
            <text:p>24.160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57025" calcext:value-type="float">
            <text:p>23.9935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6916129032" calcext:value-type="float">
            <text:p>23.698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5770322581" calcext:value-type="float">
            <text:p>22.5975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711525" calcext:value-type="float">
            <text:p>21.8771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6502068966" calcext:value-type="float">
            <text:p>22.18965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294275" calcext:value-type="float">
            <text:p>22.7829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9687272727" calcext:value-type="float">
            <text:p>23.41796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72528" calcext:value-type="float">
            <text:p>23.58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934425" calcext:value-type="float">
            <text:p>23.7093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54064" calcext:value-type="float">
            <text:p>23.49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33025" calcext:value-type="float">
            <text:p>23.9783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18428387097" calcext:value-type="float">
            <text:p>24.2818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0090322581" calcext:value-type="float">
            <text:p>24.530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34135" calcext:value-type="float">
            <text:p>24.2634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46887741935" calcext:value-type="float">
            <text:p>24.0446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04611612903" calcext:value-type="float">
            <text:p>23.8704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21928275862" calcext:value-type="float">
            <text:p>23.77219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8905806452" calcext:value-type="float">
            <text:p>23.6928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05025" calcext:value-type="float">
            <text:p>23.6430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50024" calcext:value-type="float">
            <text:p>23.56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123" calcext:value-type="float">
            <text:p>23.463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0992" calcext:value-type="float">
            <text:p>23.29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33475" calcext:value-type="float">
            <text:p>22.973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46152258065" calcext:value-type="float">
            <text:p>22.9646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5132903226" calcext:value-type="float">
            <text:p>22.6775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7594" calcext:value-type="float">
            <text:p>21.897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6033548387" calcext:value-type="float">
            <text:p>20.8786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67569032258" calcext:value-type="float">
            <text:p>21.8367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6824" calcext:value-type="float">
            <text:p>22.65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3829677419" calcext:value-type="float">
            <text:p>22.8023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5023" calcext:value-type="float">
            <text:p>23.425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88328" calcext:value-type="float">
            <text:p>23.52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40575" calcext:value-type="float">
            <text:p>23.4394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124" calcext:value-type="float">
            <text:p>23.34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21355" calcext:value-type="float">
            <text:p>23.1821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53556129032" calcext:value-type="float">
            <text:p>22.9153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5427096774" calcext:value-type="float">
            <text:p>22.7285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3905" calcext:value-type="float">
            <text:p>22.1743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3228" calcext:value-type="float">
            <text:p>21.7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701" calcext:value-type="float">
            <text:p>22.372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0011428571" calcext:value-type="float">
            <text:p>22.9780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10625" calcext:value-type="float">
            <text:p>23.741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26472258064" calcext:value-type="float">
            <text:p>23.9826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6993548387" calcext:value-type="float">
            <text:p>23.932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0454193548" calcext:value-type="float">
            <text:p>23.8010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79917419355" calcext:value-type="float">
            <text:p>23.7279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52225" calcext:value-type="float">
            <text:p>23.6095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8732903226" calcext:value-type="float">
            <text:p>24.033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99592" calcext:value-type="float">
            <text:p>24.20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58340645161" calcext:value-type="float">
            <text:p>23.9658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6399" calcext:value-type="float">
            <text:p>23.766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8050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52" meta:object-count="0"/>
    <meta:user-defined meta:name="AppVersion">3.0</meta:user-defined>
  </office:meta>
</office:document-meta>
</file>